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4700000146F25FF2BC04CEDD69.png" manifest:media-type="image/png"/>
  <manifest:file-entry manifest:full-path="Pictures/1000020100000328000001D4282ECF95BF2FFA68.png" manifest:media-type="image/png"/>
  <manifest:file-entry manifest:full-path="Pictures/10000201000005480000047E48891829E5DC6577.tif" manifest:media-type="image/tiff"/>
  <manifest:file-entry manifest:full-path="Pictures/10000201000004E5000002C34CDF3402A38CFFCF.tif" manifest:media-type="image/tif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ffff" draw:textarea-horizontal-align="center" draw:textarea-vertical-align="middle"/>
    </style:style>
    <style:style style:name="gr4" style:family="graphic" style:parent-style-name="Styled_20_Object_20_with_20_arrow">
      <style:graphic-properties draw:textarea-vertical-align="middle" draw:auto-grow-height="false" fo:min-height="0cm" fo:min-width="0cm"/>
    </style:style>
    <style:style style:name="gr5" style:family="graphic" style:parent-style-name="Styled_20_Object_20_with_20_arrow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557cm" svg:height="7.272cm" svg:x="8.033cm" svg:y="2.618cm">
          <draw:image xlink:href="Pictures/1000020100000328000001D4282ECF95BF2FFA68.png" xlink:type="simple" xlink:show="embed" xlink:actuate="onLoad">
            <text:p/>
          </draw:image>
        </draw:frame>
        <draw:frame draw:style-name="gr2" draw:text-style-name="P2" draw:layer="layout" svg:width="6.306cm" svg:height="5.364cm" svg:x="3.54cm" svg:y="8.336cm">
          <draw:image xlink:href="Pictures/10000201000005480000047E48891829E5DC6577.tif" xlink:type="simple" xlink:show="embed" xlink:actuate="onLoad">
            <text:p/>
          </draw:image>
        </draw:frame>
        <draw:rect draw:style-name="gr3" draw:text-style-name="P3" draw:layer="layout" svg:width="1.905cm" svg:height="1.832cm" svg:x="3.415cm" svg:y="5.266cm">
          <text:p/>
        </draw:rect>
        <draw:custom-shape draw:style-name="gr4" draw:text-style-name="P1" draw:layer="layout" svg:width="6.35cm" svg:height="5.08cm" svg:x="6.715cm" svg:y="2.27cm">
          <text:p/>
          <draw:enhanced-geometry svg:viewBox="0 0 21600 21600" draw:text-areas="0 0 21600 21600" draw:type="circular-arrow" draw:modifiers="-140.192505061579 -90.565510756468 6374.8824443318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6.35cm" svg:height="5.08cm" svg:x="7.35cm" svg:y="5.445cm">
          <text:p/>
          <draw:enhanced-geometry svg:viewBox="0 0 21600 21600" draw:text-areas="0 0 21600 21600" draw:type="circular-arrow" draw:modifiers="15.7072402633335 92.6249560816384 5606.7490407225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2" draw:layer="layout" svg:width="8.676cm" svg:height="5.593cm" svg:x="1cm" svg:y="2.905cm">
          <draw:image xlink:href="Pictures/10000201000004E5000002C34CDF3402A38CFFCF.tif" xlink:type="simple" xlink:show="embed" xlink:actuate="onLoad">
            <text:p/>
          </draw:image>
        </draw:frame>
        <draw:custom-shape draw:style-name="gr5" draw:text-style-name="P1" draw:layer="layout" svg:width="7.62cm" svg:height="1.27cm" svg:x="12.97cm" svg:y="1cm">
          <text:p text:style-name="P1">Navigate to your cu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81cm" svg:height="1.27cm" svg:x="7.985cm" svg:y="11.795cm">
          <text:p text:style-name="P1">Rehear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715cm" svg:height="1.905cm" svg:x="1cm" svg:y="1cm">
          <text:p text:style-name="P1">Use keyboard as</text:p>
          <text:p text:style-name="P1">remote contro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24700000146F25FF2BC04CEDD6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2" svg:stroke-width="0.15cm" svg:stroke-color="#000000" draw:marker-start="Arrow" draw:marker-start-width="0.7cm" draw:marker-start-center="true" draw:marker-end-width="0.3cm" draw:fill="gradient" draw:fill-gradient-name="Radial_20_red_2f_yellow" draw:fill-hatch-name="Hatch_20_1" draw:fill-image-name="Bitmape_20_1" draw:fill-image-width="0cm" draw:fill-image-height="0cm" draw:shadow-offset-x="0.305cm" draw:shadow-offset-y="0.305cm"/>
      <style:text-properties style:use-window-font-color="true" fo:font-weight="bold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2" svg:stroke-width="0.152cm" svg:stroke-color="#ff950e" draw:marker-start-width="0.432cm" draw:marker-end-width="0.432cm" draw:fill="none" draw:fill-gradient-name="Gradient_20_7" draw:fill-hatch-name="Hatch_20_1" draw:fill-image-name="Bitmape_20_1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yled_20_Object_20_with_20_arrow" style:display-name="Styled Object with arrow" style:family="graphic" style:parent-style-name="objectwitharrow">
      <style:graphic-properties svg:stroke-color="#ff950e" draw:fill-gradient-name="Linear_20_yellow_2f_brown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2-12T01:25:25.28</meta:creation-date>
    <dc:date>2018-03-27T00:12:47.643000000</dc:date>
    <meta:editing-duration>PT3H49M48S</meta:editing-duration>
    <meta:editing-cycles>10</meta:editing-cycles>
    <meta:generator>LibreOffice/5.4.5.1$Windows_X86_64 LibreOffice_project/79c9829dd5d8054ec39a82dc51cd9eff340dbee8</meta:generator>
    <meta:document-statistic meta:object-count="9"/>
  </office:meta>
</office:document-meta>
</file>